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label-ranges>
        <table:label-range table:label-cell-range-address="Sheet1.I6:Sheet1.K6" table:data-cell-range-address="Sheet1.I7:Sheet1.K1048576" table:orientation="column"/>
        <table:label-range table:label-cell-range-address="Sheet1.H7:Sheet1.H9" table:data-cell-range-address="Sheet1.I7:Sheet1.AMJ9" table:orientation="row"/>
      </table:label-ranges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using Sheet/Named Ranges and Expressions/Create…</text:p>
          </table:table-cell>
          <table:covered-table-cell table:number-columns-repeated="4"/>
          <table:table-cell/>
          <table:table-cell table:style-name="ce5" office:value-type="string" calcext:value-type="string" table:number-columns-spanned="5" table:number-rows-spanned="1">
            <text:p>using Sheet/Named Ranges and Expressions/Labels…</text:p>
          </table:table-cell>
          <table:covered-table-cell table:style-name="ce1"/>
          <table:covered-table-cell table:number-columns-repeated="3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table:formula="of:=SUM(AA)" office:value-type="float" office:value="123" calcext:value-type="float">
            <text:p>123</text:p>
          </table:table-cell>
          <table:table-cell table:style-name="ce4" table:formula="of:=SUM(BB)" office:value-type="float" office:value="246" calcext:value-type="float">
            <text:p>246</text:p>
          </table:table-cell>
          <table:table-cell table:style-name="ce4" table:formula="of:=SUM(CC)" office:value-type="float" office:value="369" calcext:value-type="float">
            <text:p>369</text:p>
          </table:table-cell>
          <table:table-cell table:number-columns-repeated="4"/>
          <table:table-cell table:style-name="ce7" table:formula="of:=SUM('AA')" office:value-type="float" office:value="1234" calcext:value-type="float">
            <text:p>1234</text:p>
          </table:table-cell>
          <table:table-cell table:style-name="ce7" table:formula="of:=SUM('BB')" office:value-type="float" office:value="2468" calcext:value-type="float">
            <text:p>2468</text:p>
          </table:table-cell>
          <table:table-cell table:style-name="ce7" table:formula="of:=SUM('CC')" office:value-type="float" office:value="3702" calcext:value-type="float">
            <text:p>370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2"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CC</text:p>
          </table:table-cell>
          <table:table-cell table:number-columns-repeated="3"/>
          <table:table-cell table:style-name="ce2"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formula="of:=SUM(X)" office:value-type="float" office:value="6" calcext:value-type="float">
            <text:p>6</text:p>
          </table:table-cell>
          <table:table-cell/>
          <table:table-cell table:style-name="ce6" table:formula="of:=SUM('X')" office:value-type="float" office:value="10" calcext:value-type="float">
            <text:p>10</text:p>
          </table:table-cell>
          <table:table-cell table:style-name="ce3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4" table:formula="of:=SUM(Y)" office:value-type="float" office:value="66" calcext:value-type="float">
            <text:p>66</text:p>
          </table:table-cell>
          <table:table-cell/>
          <table:table-cell table:style-name="ce6" table:formula="of:=SUM('Y')" office:value-type="float" office:value="110" calcext:value-type="float">
            <text:p>110</text:p>
          </table:table-cell>
          <table:table-cell table:style-name="ce3" office:value-type="string" calcext:value-type="string">
            <text:p>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333" calcext:value-type="float">
            <text:p>333</text:p>
          </table:table-cell>
          <table:table-cell table:style-name="ce4" table:formula="of:=SUM(Z)" office:value-type="float" office:value="666" calcext:value-type="float">
            <text:p>666</text:p>
          </table:table-cell>
          <table:table-cell/>
          <table:table-cell table:style-name="ce6" table:formula="of:=SUM('Z')" office:value-type="float" office:value="1110" calcext:value-type="float">
            <text:p>1110</text:p>
          </table:table-cell>
          <table:table-cell table:style-name="ce3" office:value-type="string" calcext:value-type="string">
            <text:p>Z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333" calcext:value-type="float">
            <text:p>333</text:p>
          </table:table-cell>
          <table:table-cell/>
          <table:table-cell office:value-type="float" office:value="444" calcext:value-type="float">
            <text:p>44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matrix-columns-spanned="3" table:number-matrix-rows-spanned="1" table:formula="of:=X*Y*Z" office:value-type="float" office:value="1221" calcext:value-type="float">
            <text:p>1221</text:p>
          </table:table-cell>
          <table:table-cell office:value-type="float" office:value="9768" calcext:value-type="float">
            <text:p>9768</text:p>
          </table:table-cell>
          <table:table-cell office:value-type="float" office:value="32967" calcext:value-type="float">
            <text:p>32967</text:p>
          </table:table-cell>
          <table:table-cell table:number-matrix-columns-spanned="1" table:number-matrix-rows-spanned="3" table:formula="of:=AA*BB*CC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86" calcext:value-type="float">
            <text:p>7986</text:p>
          </table:table-cell>
          <table:table-cell table:number-columns-repeated="3"/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3333" calcext:value-type="float">
            <text:p>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05786" calcext:value-type="float">
            <text:p>8205786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formula="of:=SUM(AA;BB;CC)" office:value-type="float" office:value="738" calcext:value-type="float">
            <text:p>738</text:p>
          </table:table-cell>
          <table:table-cell table:number-columns-repeated="2"/>
          <table:table-cell table:formula="of:=SUM('AA';'BB';'CC')" office:value-type="float" office:value="7404" calcext:value-type="float">
            <text:p>7404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Summenprodukt – Filter</text:p>
          </table:table-cell>
          <table:table-cell table:number-columns-repeated="11"/>
        </table:table-row>
        <table:table-row table:style-name="ro1">
          <table:table-cell/>
          <table:table-cell table:style-name="ce11" table:formula="of:=SUMPRODUCT([.B7:.B9]&gt;11;[.C7:.C9];[.D7:.D9])" office:value-type="float" office:value="73926" calcext:value-type="float">
            <text:p>73926</text:p>
          </table:table-cell>
          <table:table-cell table:number-columns-repeated="11"/>
        </table:table-row>
      </table:table>
      <table:named-expressions>
        <table:named-range table:name="AA" table:base-cell-address="$Sheet1.$B$2" table:cell-range-address="$Sheet1.$B$7:.$B$9"/>
        <table:named-range table:name="BB" table:base-cell-address="$Sheet1.$C$2" table:cell-range-address="$Sheet1.$C$7:.$C$9"/>
        <table:named-range table:name="CC" table:base-cell-address="$Sheet1.$D$2" table:cell-range-address="$Sheet1.$D$7:.$D$9"/>
        <table:named-range table:name="X" table:base-cell-address="$Sheet1.$A$3" table:cell-range-address="$Sheet1.$B$7:.$D$7"/>
        <table:named-range table:name="Y" table:base-cell-address="$Sheet1.$A$4" table:cell-range-address="$Sheet1.$B$8:.$D$8"/>
        <table:named-range table:name="Z" table:base-cell-address="$Sheet1.$A$5" table:cell-range-address="$Sheet1.$B$9: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14:47:34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8:11:36.167000000</meta:creation-date>
    <dc:date>2020-01-19T14:59:20.785000000</dc:date>
    <meta:editing-duration>PT25M22S</meta:editing-duration>
    <meta:editing-cycles>6</meta:editing-cycles>
    <meta:generator>LibreOffice_powered_by_CIB/6.1.7.8$Windows_X86_64 LibreOffice_project/5b64e4e64bf2696b164e59da7372ebb0aecab8b2</meta:generator>
    <dc:creator>OFD KA </dc:creator>
    <meta:document-statistic meta:table-count="1" meta:cell-count="60" meta:object-count="0"/>
  </office:meta>
</office:document-meta>
</file>